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Title">
      <style:paragraph-properties fo:margin-top="0in" fo:margin-bottom="0.0417in" loext:contextual-spacing="false" fo:text-align="center" style:justify-single-word="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style:tab-stops/>
      </style:paragraph-properties>
    </style:style>
    <style:style style:name="P4" style:family="paragraph" style:parent-style-name="Text_20_body">
      <style:paragraph-properties>
        <style:tab-stops/>
      </style:paragraph-properties>
    </style:style>
    <style:style style:name="P5" style:family="paragraph" style:parent-style-name="Standard">
      <style:paragraph-properties fo:margin-left="0.7429in" fo:margin-right="0in" fo:text-indent="0in" style:auto-text-indent="false">
        <style:tab-stops/>
      </style:paragraph-properties>
    </style:style>
    <style:style style:name="P6" style:family="paragraph" style:parent-style-name="Standard">
      <style:paragraph-properties>
        <style:tab-stops/>
      </style:paragraph-properties>
      <style:text-properties officeooo:rsid="00180879" officeooo:paragraph-rsid="00180879"/>
    </style:style>
    <style:style style:name="P7" style:family="paragraph" style:parent-style-name="Standard" style:list-style-name="WW8Num4">
      <style:paragraph-properties fo:margin-left="0in" fo:margin-right="0in" fo:text-indent="0in" style:auto-text-indent="false">
        <style:tab-stops/>
      </style:paragraph-properties>
    </style:style>
    <style:style style:name="P8" style:family="paragraph" style:parent-style-name="Standard" style:list-style-name="WW8Num1">
      <style:paragraph-properties fo:margin-left="0in" fo:margin-right="0in" fo:text-indent="0in" style:auto-text-indent="false">
        <style:tab-stops/>
      </style:paragraph-properties>
    </style:style>
    <style:style style:name="P9" style:family="paragraph" style:parent-style-name="Standard" style:list-style-name="WW8Num3">
      <style:paragraph-properties fo:margin-left="0in" fo:margin-right="0in" fo:text-indent="0in" style:auto-text-indent="false">
        <style:tab-stops/>
      </style:paragraph-properties>
    </style:style>
    <style:style style:name="P10" style:family="paragraph" style:parent-style-name="Heading_20_3" style:list-style-name="">
      <style:paragraph-properties fo:margin-left="0in" fo:margin-right="0in" fo:margin-top="0.1665in" fo:margin-bottom="0.0417in" loext:contextual-spacing="false" fo:text-indent="0in" style:auto-text-indent="false" fo:keep-with-next="always">
        <style:tab-stops/>
      </style:paragraph-properties>
    </style:style>
    <style:style style:name="P11" style:family="paragraph" style:parent-style-name="Heading_20_3" style:list-style-name="">
      <style:paragraph-properties fo:margin-left="0in" fo:margin-right="0in" fo:text-indent="0in" style:auto-text-indent="false">
        <style:tab-stops/>
      </style:paragraph-properties>
    </style:style>
    <style:style style:name="P12" style:family="paragraph" style:parent-style-name="Heading_20_4" style:list-style-name=""/>
    <style:style style:name="P13" style:family="paragraph" style:parent-style-name="Heading_20_4" style:list-style-name="">
      <style:paragraph-properties fo:margin-left="0in" fo:margin-right="0in" fo:text-indent="0in" style:auto-text-indent="false">
        <style:tab-stops/>
      </style:paragraph-properties>
    </style:style>
    <style:style style:name="P14" style:family="paragraph" style:parent-style-name="Heading_20_2" style:list-style-name="">
      <style:paragraph-properties fo:margin-left="0in" fo:margin-right="0in" fo:margin-top="0.1665in" fo:margin-bottom="0.0417in" loext:contextual-spacing="false" fo:text-indent="0in" style:auto-text-indent="false" fo:keep-with-next="always">
        <style:tab-stops/>
      </style:paragraph-properties>
    </style:style>
    <style:style style:name="P15" style:family="paragraph" style:parent-style-name="Heading_20_1" style:list-style-name="">
      <style:paragraph-properties fo:margin-left="0in" fo:margin-right="0in" fo:margin-top="0.1665in" fo:margin-bottom="0.0417in" loext:contextual-spacing="false" fo:text-indent="0in" style:auto-text-indent="false" fo:keep-with-next="always">
        <style:tab-stops/>
      </style:paragraph-properties>
    </style:style>
    <style:style style:name="T1"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get Requirements Document for</text:p>
      <text:p text:style-name="Title">Java Picture Organizer application</text:p>
      <text:p text:style-name="Title">Richard Eigenmann</text:p>
      <text:p text:style-name="Title">6.8.2002</text:p>
      <text:p text:style-name="Standard"/>
      <text:h text:style-name="P15" text:outline-level="1">Executive Overview</text:h>
      <text:p text:style-name="P3">This document describes the rationale for the Java Picture Organizer application and specifies the functionality the application needs to support.</text:p>
      <text:p text:style-name="P3"/>
      <text:p text:style-name="P3">The Java Picture Organizer application is a platform independent image organisation tool that lets a user build collections of images that they can then search, browse, show and share with others. It uses an open XML file format, supporting jpeg and GIF images. Picture groups can be exported to a directory for CD burning. Groups can also be extracted to a Jar file so that the Jar bundle can be sent by e-mail to a recipient who can view the images by double clicking the Jar provided the JVM is installed. An export facility also exists that allows simple web pages to be built.</text:p>
      <text:p text:style-name="P3"/>
      <text:h text:style-name="P15" text:outline-level="1">Introduction</text:h>
      <text:h text:style-name="P14" text:outline-level="2">Overview </text:h>
      <text:p text:style-name="P3">Digital images follow some sort of lifecycle that might typically look something like this:</text:p>
      <text:list xml:id="list7296648421486432070" text:style-name="WW8Num4">
        <text:list-item>
          <text:p text:style-name="P7">Image Acquisition (Camera, Scanner)</text:p>
        </text:list-item>
        <text:list-item>
          <text:p text:style-name="P7">Transmission to your Computer</text:p>
        </text:list-item>
        <text:list-item>
          <text:p text:style-name="P7">Editing/Enhancement/Post Processing of the image </text:p>
        </text:list-item>
        <text:list-item>
          <text:p text:style-name="P7">Storage in repository</text:p>
        </text:list-item>
        <text:list-item>
          <text:p text:style-name="P7">Reorganisation of repository</text:p>
        </text:list-item>
        <text:list-item>
          <text:p text:style-name="P7">Use of image</text:p>
        </text:list-item>
      </text:list>
      <text:p text:style-name="P3"/>
      <text:p text:style-name="P3">The Java Picture Organizer application will focus on steps 5 to 6 of this lifecycle. Image Acquisition and transmission is handled by the software that came with the acquisition hardware (scanner drivers, camera control software etc.) It is highly hardware dependent ,fast changing and generally perfectly adequate. The editing, enhancement and post processing step is covered partially by <text:s/>the acquisition packages. <text:s/>Then there's a set of varyingly sophisticated image editing software applications out there that do this very well.</text:p>
      <text:p text:style-name="P3">However, when you get to looking at what people do with their images after they have them on their computer you find they dump them in some directory and that's it. <text:s/>The directories are usually a bit of a mess and the images are usually quite difficult to find. This is where help is needed.</text:p>
      <text:p text:style-name="P3">Some packages help you organise your images but focus heavily on rearranging the files on the disk. Others allow you to build photo albums in their own proprietary format. Web based photo sharing tools allow user groups to view your images but you can't download them from there.</text:p>
      <text:p text:style-name="P3"/>
      <text:p text:style-name="P3">Java Picture Organizer lets you build hierarchical collections from your picture repository that you can then search, browse , show and share.</text:p>
      <text:h text:style-name="P14" text:outline-level="2">Purpose</text:h>
      <text:p text:style-name="P3">To build a platform independent application that allows a user to build hierarchical collections from their picture repository that the user can search, browse, show and share.</text:p>
      <text:h text:style-name="P14" text:outline-level="2">Opportunities</text:h>
      <text:h text:style-name="P10" text:outline-level="3">Functional Goals</text:h>
      <text:p text:style-name="P3">The three main functional areas are:</text:p>
      <text:p text:style-name="P3"/>
      <text:list xml:id="list125624427584589449" text:style-name="WW8Num1">
        <text:list-item>
          <text:p text:style-name="P8">Organise large collections of digital photos</text:p>
        </text:list-item>
        <text:list-item>
          <text:p text:style-name="P8">Show a group of digital photos as a slideshow</text:p>
        </text:list-item>
        <text:list-item>
          <text:p text:style-name="P8">Sharing digital photos</text:p>
        </text:list-item>
      </text:list>
      <text:p text:style-name="P3"/>
      <text:h text:style-name="P13" text:outline-level="4">Organise large collections of digital photos</text:h>
      <text:p text:style-name="P4">This application facilitates ordering of large collections of digital images into a hierarchical tree structure. The logical structure of the digital images is stored in an XML format file that is called a Collection. Collections are subdivided into Groups which may contain nested Groups of images. </text:p>
      <text:p text:style-name="P4">An image can be a member of several groups and may be part of a group more than once. Changes to the stored image are thus reflected in every use of the image. This allows the user to use the same image in several groups and collections.</text:p>
      <text:p text:style-name="P4">Directory trees with images can be imported to a collection by selecting the directory they reside in. Single images can be loaded by selecting the file or by dropping an image onto the Index from a suitable drag source (not yet implemented).</text:p>
      <text:p text:style-name="P4">Groups and images can be moved around using menu shortcuts as well as drag and drop behaviour in the tree browser similar to the familiar Windows Explorer.</text:p>
      <text:p text:style-name="P4">Images can carry a description and other metadata. Such metadata is specific to the node in the tree so that the same image used in multiple nodes can have different descriptions in different contexts. At some point it might be desirable to implement an industry standard metadata scheme such as Dig35.</text:p>
      <text:p text:style-name="P4">A search function allows easy finding of images in branches and can show thumbnails of the results or create a new group with the results.</text:p>
      <text:p text:style-name="P4">Collections can be imported as groups into another collection.</text:p>
      <text:p text:style-name="P4">The user sees thumbnails of the group that is selected in a side panel. The side of the thumbnails is configurable. The user can also choose if the thumbnails are to be stored on the disk for speed or should only be kept in volatile memory (slower but secure).</text:p>
      <text:p text:style-name="P4">Useful information stored in the image file is imported into the collection (Exif headers).</text:p>
      <text:h text:style-name="P13" text:outline-level="4">Show a group of digital photos as a slideshow</text:h>
      <text:p text:style-name="P4">A group of pictures can be shown as a slideshow in a window or using full screen mode. The display allows paging back and forward through the pictures. Pictures are scaled to the window or screen size preserving the aspect ratio. Zoom in and out are supported by left and right mouse buttons as well as by Keyboard shortcuts. Zoomed pictures can be dragged around the screen to reveal the areas that are not visible.</text:p>
      <text:p text:style-name="P4">Slideshow windows can be set up to automatically advance to a next image after a period of time. Options specify whether the next image is the next on in the group or whether a random picture from the collection or group should be selected.</text:p>
      <text:p text:style-name="P4">Several slideshows are possible at the same time in different windows.</text:p>
      <text:h text:style-name="P13" text:outline-level="4">Sharing digital photos</text:h>
      <text:p text:style-name="P4">Groups of digital images can be exported to a new collection in an empty directory from where they can be easily e-mailed or burned onto a CD with a mail or CD-burner application.</text:p>
      <text:p text:style-name="P4">Photos can also be exported to a basic web page format. The export allows images to be arranged in a grid with a specified number of columns. The descriptions are placed underneath the image. The user can specify the width or height that the image should be scaled to preserving the aspect ratio. An option indicates whether the scaled image should have a hyperlink to the original image. The scaled image, the copies of the original images and the html files are placed in a new empty directory from where they can be transferred to a web-server or CD-ROM.</text:p>
      <text:p text:style-name="P4">The application can also write the photos to a Java archive (JAR file) with the own application code. Such a JAR file can be transferred to any computer and - provided the appropriate Java runtime library is set up - be executed to allow browsing of the photos.</text:p>
      <text:p text:style-name="P4">It might be desirable in a future release to build a server daemon that acts like a webserver for a specific collection.</text:p>
      <text:h text:style-name="P10" text:outline-level="3">Justification</text:h>
      <text:p text:style-name="P3">There seems to be a gap in the product offerings on the market for this sort of application. There are several tools that do slideshows or photo albums but they tend to focus on specific aspects and do not integrate well with other uses such as later web page generation.</text:p>
      <text:p text:style-name="P3">There were some personal reasons for building this application too. I built up a collection of over 8000 family pictures that I needed to organise and I wanted to learn Java.</text:p>
      <text:h text:style-name="P10" text:outline-level="3">License</text:h>
      <text:p text:style-name="P3">The program will be released under the General Public License..</text:p>
      <text:h text:style-name="P14" text:outline-level="2">Scope</text:h>
      <text:h text:style-name="P14" text:outline-level="2">Constraints</text:h>
      <text:p text:style-name="P3">The application was written in Java because this is a cross platform development tool with good support for graphics. Unfortunately image loading is not the fastest on large images (6 Megapixel). This could be improved by using native image loading libraries but they would no longer be cross platform. Also the installation of the application becomes unduly complicated.</text:p>
      <text:h text:style-name="P14" text:outline-level="2">Projected Costs</text:h>
      <text:p text:style-name="P3">This is not a commercial project. I am developing this for the fun of it.</text:p>
      <text:h text:style-name="P15" text:outline-level="1">General Description</text:h>
      <text:h text:style-name="P14" text:outline-level="2">Scenario Description</text:h>
      <text:p text:style-name="P3">Nothing to mention here.</text:p>
      <text:h text:style-name="P14" text:outline-level="2">Other recommended Items</text:h>
      <text:p text:style-name="P3">Nothing to mention here.</text:p>
      <text:h text:style-name="P14" text:outline-level="2">Omitted requirements</text:h>
      <text:p text:style-name="P3">Picture <text:span text:style-name="T1">digitalisation</text:span> and <text:span text:style-name="T1">acquisition</text:span> is outside the scope of this application. The source for image data is diverse and specialised hardware (scanners, digital cameras) usually ships with specific drivers. It is the user's responsibility to get the pictures into a digital format for the Java Picture Organizer.</text:p>
      <text:p text:style-name="P3">Picture <text:span text:style-name="T1">enhancement</text:span> is not catered for. There is a vast number of image editing applications with dedicated user bases. I don't see the need for another one. Use your favourite.</text:p>
      <text:p text:style-name="P3"><text:span text:style-name="T1">Publishing</text:span> images is likewise not the focus of this application. Use a specialised application for this.</text:p>
      <text:p text:style-name="P3">Simple <text:span text:style-name="T1">presentations</text:span> can be performed with the Java Picture Organizer. For sophisticated business presentations users will probably prefer the to use the features of say Microsoft Powerpoint. Since there is no way I can create a comparable set of features I suggest you use the Java Picture Organizer to sort and group your images and then export them to a directory and import them from there to Powerpoint and do the effects and eye-candy <text:s/>there.</text:p>
      <text:p text:style-name="P3"><text:span text:style-name="T1">Printing</text:span> is not supported again since there are applications that give the user considerable power in doing this. No point in reinventing the wheel here.</text:p>
      <text:p text:style-name="P3"><text:span text:style-name="T1">Hardcopy photoalbum</text:span> generation such as propagated by Apple's iPhoto is not supported. Get yourself the cool Apple machine and their software to do that!</text:p>
      <text:p text:style-name="P3">Publishing your <text:span text:style-name="T1">web page</text:span> to a web server. The web page generation is a simple web page generation. You will most likely want a specific Web design. Use your favourite Web authoring software to do this, importing the legwork from Java Picture Organizer.</text:p>
      <text:h text:style-name="P14" text:outline-level="2">Typical work flows</text:h>
      <text:p text:style-name="P3">Start a new collection, add photos and organise them into different groups. Capture descriptions.</text:p>
      <text:p text:style-name="P3"/>
      <text:p text:style-name="P3">Do a slide show of holiday pictures for family and friends using your laptop, beam or TV set.</text:p>
      <text:p text:style-name="P3"/>
      <text:p text:style-name="P3">Send the weekend snaps to your friends on Monday as an e-mail attachment. The friends can view the images in full screen mode and save any images they want to keep to their image collections (that are independent of this application)</text:p>
      <text:p text:style-name="P3"/>
      <text:p text:style-name="P3">Search for a specific image.</text:p>
      <text:p text:style-name="P3"/>
      <text:p text:style-name="P3">Search for images in your collection that show a specific motive , location or person and put these into a new Group for a presentation.</text:p>
      <text:p text:style-name="P3"/>
      <text:p text:style-name="P3">Run a automatic advancing slide show of images.</text:p>
      <text:p text:style-name="P3"/>
      <text:p text:style-name="P3">Generate a web-page of your groups quickly</text:p>
      <text:p text:style-name="P3"/>
      <text:p text:style-name="P3">Prepare a set of pictures for someone, burn them on CD and send them to the recipient. The recipient can use the pictures on any hardware they have.</text:p>
      <text:p text:style-name="P3"/>
      <text:p text:style-name="P3"/>
      <text:h text:style-name="P15" text:outline-level="1">Specific requirements</text:h>
      <text:h text:style-name="P14" text:outline-level="2">Functional description</text:h>
      <text:h text:style-name="P11" text:outline-level="3">Organising functions</text:h>
      <text:p text:style-name="P3">A new collection can be started with no pictures</text:p>
      <text:p text:style-name="P3">If there were uncommitted changes the user is notified of this, can save the changes to the file he opened, "save As" to a new file or abort the new collection step.</text:p>
      <text:p text:style-name="P3"/>
      <text:p text:style-name="P3">Pictures can be added to the collection:</text:p>
      <text:list xml:id="list3192654799295027800" text:style-name="WW8Num3">
        <text:list-item>
          <text:list>
            <text:list-item>
              <text:p text:style-name="P9">By importing a different collection</text:p>
            </text:list-item>
            <text:list-item>
              <text:p text:style-name="P9">By reading the pictures from an indicated directory</text:p>
            </text:list-item>
            <text:list-item>
              <text:p text:style-name="P9">By adding a specific picture file</text:p>
            </text:list-item>
            <text:list-item>
              <text:p text:style-name="P9">By importing a list of picture filenames stored in a flat file</text:p>
            </text:list-item>
          </text:list>
        </text:list-item>
      </text:list>
      <text:p text:style-name="P5"/>
      <text:p text:style-name="P3">A collection can be saved to disk</text:p>
      <text:p text:style-name="P3">A collection can be read from disk</text:p>
      <text:p text:style-name="P3">Nodes can be deleted</text:p>
      <text:p text:style-name="P3">Nodes can be dragged and dropped</text:p>
      <text:p text:style-name="P3"/>
      <text:p text:style-name="P3">Drop behaviour:</text:p>
      <text:p text:style-name="P3">If a image is dropped on a group node it is added as the last child to the group</text:p>
      <text:p text:style-name="P3">Any other drop (group on group), (group on picture), (picture on picture) moves the dropped node to the spot of the target node. The target node moves down one spot.</text:p>
      <text:p text:style-name="P3"/>
      <text:p text:style-name="P3"/>
      <text:p text:style-name="P3">A collection can have many groups or pictures</text:p>
      <text:p text:style-name="P3">A group can have many sub-groups or pictures</text:p>
      <text:p text:style-name="P3">A group can be saved as it's own collection</text:p>
      <text:p text:style-name="P3"/>
      <text:p text:style-name="P3">The user can add a new empty group</text:p>
      <text:p text:style-name="P3">The user can remove pictures and groups</text:p>
      <text:p text:style-name="P3">The description of a group can be edited</text:p>
      <text:p text:style-name="P3">The metadata (description) of a picture can be edited</text:p>
      <text:p text:style-name="P3">When editing the metadata of a picture a thumbnail is shown</text:p>
      <text:p text:style-name="P3"/>
      <text:p text:style-name="P3">Pictures and groups can be moved to the top of the sibling list in their branch, can be moved to the bottom or up and down one position.</text:p>
      <text:p text:style-name="P3"/>
      <text:p text:style-name="P3">A search function allows displaying and saving of searches for image descriptions. Saving means the creation of a new group under the root node with the search results in it.</text:p>
      <text:p text:style-name="P3"/>
      <text:p text:style-name="P3">It would be nice if the metadata conformed to an industry standard (Such as DIG35)</text:p>
      <text:p text:style-name="P3">It would be nice if any metadata that the picture may hold were read in from the picture.</text:p>
      <text:p text:style-name="P3"/>
      <text:p text:style-name="P3">A function exists that allows the users to move all the picture files of a group structure to the same directory. All references to the moved images in the collection are adjusted.</text:p>
      <text:h text:style-name="P11" text:outline-level="3">Slideshow functions</text:h>
      <text:p text:style-name="P3">A slideshow can be started on any picture node. </text:p>
      <text:p text:style-name="P3">In slideshow mode the description of the picture is shown with the picture.</text:p>
      <text:p text:style-name="P3">The slideshow presents the picture in a window or in full screen mode..</text:p>
      <text:p text:style-name="P3">The full screen window spans the entire desktop on a single screen workstation</text:p>
      <text:p text:style-name="P3">On a dual screen workstation the full screen window can be placed on the left or right screen or it can span both screens.</text:p>
      <text:p text:style-name="P3">The slideshow can be advanced or backstepped through the nodes of the tree by means of the forward and backward icons as well as by using the page-up and page-down keys. Stepping is tied to the place of the node in the tree.</text:p>
      <text:p text:style-name="P3">The image can be enlarged or scaled down by using the left mouse button to zoom in on a point and the right mouse button to zoom out.</text:p>
      <text:p text:style-name="P3">A reset icon and the spacebar zooms the image so that it fits in the window boundaries.</text:p>
      <text:p text:style-name="P3">Technical information about the picture can be "blended" in by pressing "i" or clicking the info button.</text:p>
      <text:p text:style-name="P3">The forward and backward icons indicate that the next or previous image is in the same group (single arrow), a different group (double arrows) or not available (arrow pointing at a bar)</text:p>
      <text:p text:style-name="P3">A timer can be started that advances the picture</text:p>
      <text:p text:style-name="P3">The auto-advance function can circle a group, the collection of work on a random list</text:p>
      <text:p text:style-name="P3">The next image is cashed. The next icon in some way indicates this. (Not yet implemented)</text:p>
      <text:h text:style-name="P11" text:outline-level="3">Sharing </text:h>
      <text:p text:style-name="P3">A single picture can be copied to a target directory</text:p>
      <text:p text:style-name="P3">A group of pictures can be copied to a target directory</text:p>
      <text:p text:style-name="P3">A group of pictures can be copied to a jar file.</text:p>
      <text:p text:style-name="P3">The jar file can contain the programs to view the collection.</text:p>
      <text:p text:style-name="P3">A flat list of the picture filenames can be created</text:p>
      <text:p text:style-name="P3">A multicolumn grid of pictures can be generated as an html web page.</text:p>
      <text:p text:style-name="P3"/>
      <text:h text:style-name="P11" text:outline-level="3">Target audience</text:h>
      <text:p text:style-name="P2">The JPO application is targeted at end users. They should know how to operate their machine, connect to the Internet, the operation of their digital camera, how to surf the web and have an idea about how to install software.</text:p>
      <text:p text:style-name="P2">This implies that the vast majority of the users will be running Microsoft Windows PC's in standalone or small network environments. Most machines will have Internet connectivity.</text:p>
      <text:p text:style-name="P2">This class of user is not able to diagnose any sort of problem and will become frustrated with even the simplest configuration tasks. </text:p>
      <text:h text:style-name="P11" text:outline-level="3">Deployment</text:h>
      <text:p text:style-name="P2">The JPO application is covered by the GNU Public License. As such the source code is open and available to anyone. <text:s/>This is of course only of interest to users who are proficient in Java and want to extend the application.</text:p>
      <text:p text:style-name="P2">Since the majority of users will desire a simple click and run set up with no configuration options I have chosen to offer deployment using Java Web Start <text:s/>technology.</text:p>
      <text:p text:style-name="P2">JPO will be offered as an application on a publicly accessible Web server. For those desiring to run it there will be a hyperlink to the latest stable program package. The user must have Java Web Start installed on his PC and must configure his Web-Browser to launch Java Web Start when a document with the MIME type application/x-java-jnlp-file and extension .jnlp is downloaded.</text:p>
      <text:p text:style-name="P2">Java Web Start parses the content of the .jnlp file the browser downloaded and proceeds to download an icon and splash screen file. <text:s/>It downloads the Java archive (jar) file with the compiled Java program and stores this for future executions.</text:p>
      <text:p text:style-name="P2">On the second start the Java Web Start asks the user whether she wants to create icons. (This is dependent on a Java Web Start setting).</text:p>
      <text:p text:style-name="P2">On each launch Java Web Start verifies whether the compiled Java programs have been updated on the web site and if so updates the local copy. If the computer is not online the last downloaded version is used.</text:p>
      <text:p text:style-name="P2"/>
      <text:p text:style-name="P2">Alternatively the user may choose to download the jar archive directly and can launch the Java virtual machine in any specific way he likes to. Comments on what parameters to use can be found on the JPO web page. This gives the user more control over memory settings, hardware acceleration features etc.</text:p>
      <text:p text:style-name="P2"/>
      <text:p text:style-name="P2">The JPO application maintains a set of settings. A default set of settings is hard coded into the application. These are supposed to be sensible settings that will be suitable to most machines. If the user changes the settings they are saved and at each subsequent launch of the application they are read back in. There are two behaviours that were implemented for JPO: The Java Web Start context and the local filesystem context.</text:p>
      <text:p text:style-name="P2"/>
      <text:h text:style-name="P12" text:outline-level="4">Settings under the Java Web Start context</text:h>
      <text:p text:style-name="Text_20_body">If the user is running JPO <text:s/>through the Java Web Start context the application settings are stored using the PersistenceService of the javax.jnlp package. This means that the application requests a storage space from the Java Web Start software based on a URL and then writes it's settings to this. </text:p>
      <text:p text:style-name="Text_20_body">The advantage of using this feature is that we don't have to create another file on the user's disk other than what Java Web Start is doing anyway. Another advantage is that since we don't really know what the current directory is we keep getting the same settings. I noticed that the current directory when starting a Java Web Start application from my browser was a directory on the browser path and then when I started it from the Java Web Start application launcher I was writing to a location in the program directory of the Java Web Start application.</text:p>
      <text:h text:style-name="P12" text:outline-level="4">Settings under the local filesystem context</text:h>
      <text:p text:style-name="Text_20_body">If the application is started directly into a JVM (by means of a java command) the Java Web Start PersistenceService is not available. In these situations settings are written to the current working directory into a file called JPO.ini.</text:p>
      <text:h text:style-name="P11" text:outline-level="3">Application start-up</text:h>
      <text:p text:style-name="P3">If the JPO.ini has an auto-start collection indicated this is to be opened up.</text:p>
      <text:p text:style-name="P3"/>
      <text:h text:style-name="P11" text:outline-level="3">Application behaviour</text:h>
      <text:p text:style-name="P3">The application should conform to CUA standards</text:p>
      <text:p text:style-name="P3">The application should conform to the Windows look and feel </text:p>
      <text:p text:style-name="P3"/>
      <text:h text:style-name="P11" text:outline-level="3">Storage</text:h>
      <text:p text:style-name="P3">Images can reside anywhere as they are referred to by their URL. The application is designed for local and LAN Filesystem access.</text:p>
      <text:p text:style-name="P3"/>
      <text:p text:style-name="P3">Images can be stored in a Zip or Jar file.</text:p>
      <text:p text:style-name="P3"/>
      <text:h text:style-name="P14" text:outline-level="2">External interfaces</text:h>
      <text:p text:style-name="P3">The Collections are stored in a properly formatted XML file. <text:s/>This may be parsed by any other application that has a use for this.</text:p>
      <text:h text:style-name="P14" text:outline-level="2">Performance requirements</text:h>
      <text:p text:style-name="P3">The application should have a "responsive" feel about it even on medium powered computers. In practical terms this means something must happen no later than 0.2 seconds after the user has clicked something.</text:p>
      <text:h text:style-name="P14" text:outline-level="2">System constraints</text:h>
      <text:p text:style-name="P3">Since the application intends to be as Java standard as possible it only supports the image formats that Java 1.4.0 supports out of the box. Additional formats should be supported with the addition of the plug in filters that can be added to the framework. At the time of writing Jpeg and GIF images are supported.</text:p>
      <text:h text:style-name="P15" text:outline-level="1">Other r<text:span text:style-name="T1">e</text:span>quirements</text:h>
      <text:h text:style-name="P14" text:outline-level="2">Site adaptation</text:h>
      <text:p text:style-name="P3">The application is designed to be a pure Java application with as little platform specific code as possible. As such it has been proven to run flawlessly on the various Microsoft Windows operating systems as well as on the Linux platform. It should run on any Java Virtual Machine that supports the 1.4.0 Java functionality.</text:p>
      <text:h text:style-name="P14" text:outline-level="2">Training</text:h>
      <text:p text:style-name="P3">Target Users</text:p>
      <text:p text:style-name="P3">The application is intended for intermediate computer users who know about files and directories. The user needs to be able to use his scanner or digital camera and the software that came with the device to get the pictures onto his computer. Any image enhancement must likewise be made on the picture files directly. The Java Picture Organizer will help with organising the pictures into groups and collections and allows slideshows and sharing.</text:p>
      <text:p text:style-name="P3"/>
      <text:p text:style-name="P3"/>
      <text:h text:style-name="P14" text:outline-level="2">Conversion</text:h>
      <text:p text:style-name="P3">Since this is a new application there are no data conversion issues. The application is designed to be as open as I can make it.</text:p>
      <text:p text:style-name="P3"/>
      <text:p text:style-name="P3"/>
      <text:p text:style-name="P3"/>
      <text:p text:style-name="P3"/>
      <text:p text:style-name="P6">Use Cases (Added May 2015)</text:p>
      <text:p text:style-name="P6">“Shirley comes back from a trip”</text:p>
      <text:p text:style-name="P6">Connects Camera</text:p>
      <text:p text:style-name="P6">Opens JPO</text:p>
      <text:p text:style-name="P6">Add Pictures to her collection</text:p>
      <text:p text:style-name="P6">Rotates Pictures</text:p>
      <text:p text:style-name="P6">Deletes the bad ones</text:p>
      <text:p text:style-name="P6">Sorts away the superflous</text:p>
      <text:p text:style-name="P6">Shows the pictures</text:p>
      <text:p text:style-name="P6">Orders Prints</text:p>
      <text:p text:style-name="P6">Closes JPO</text:p>
      <text:p text:style-name="P6"/>
      <text:p text:style-name="P6"/>
      <text:p text:style-name="P6">“Can you send me a good picture of your pet?”</text:p>
      <text:p text:style-name="P6">Open JPO</text:p>
      <text:p text:style-name="P6">Search for name of pet</text:p>
      <text:p text:style-name="P6">Pick the pictures that should be emailed</text:p>
      <text:p text:style-name="P6">Chooses email options</text:p>
      <text:p text:style-name="P6">Send</text:p>
      <text:p text:style-name="P6">Close JPO</text:p>
      <text:p text:style-name="P6"/>
      <text:p text:style-name="P6">“Sandra wants to see the pictures of the trip to Wisconsin”</text:p>
      <text:p text:style-name="P6">Open JPO</text:p>
      <text:p text:style-name="P6">Search for Wisonsin</text:p>
      <text:p text:style-name="P6">Open the node of one of the pictures</text:p>
      <text:p text:style-name="P6">Opens the slideshow in Fullscreen mode</text:p>
      <text:p text:style-name="P6">Looks at the picutres </text:p>
      <text:p text:style-name="P6">Closes JPO</text:p>
      <text:p text:style-name="P6"/>
      <text:p text:style-name="P6"/>
      <text:p text:style-name="P6">“Richard download the pictures from the cell phone and wants to organize them”</text:p>
      <text:p text:style-name="P6">Opens JPO</text:p>
      <text:p text:style-name="P6">Imports the pictures to his collections</text:p>
      <text:p text:style-name="P6">Creates the Groups</text:p>
      <text:p text:style-name="P6">Moves Pictures to the correct Place</text:p>
      <text:p text:style-name="P6">Consolidates them to 1 folder on disk</text:p>
      <text:p text:style-name="P6">Adds names and Geolocation</text:p>
      <text:p text:style-name="P6">Closes JP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ext-properties style:use-window-font-color="true" style:font-name="Helvetica" fo:font-family="Helvetica" style:font-family-generic="swiss" style:font-pitch="variable" fo:font-size="10pt" fo:language="en" fo:country="GB" fo:font-weight="normal" style:font-name-asian="Times New Roman" style:font-family-asian="'Times New Roman'" style:font-family-generic-asian="roman" style:font-pitch-asian="variable" style:font-size-asian="10pt" style:font-weight-asian="normal"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size-asian="14pt"/>
    </style:style>
    <style:style style:name="Heading_20_1" style:display-name="Heading 1" style:family="paragraph" style:parent-style-name="Standard" style:next-style-name="Standard" style:default-outline-level="1" style:list-style-name="WW8Num2"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list-style-name="WW8Num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style>
    <style:style style:name="Heading_20_3" style:display-name="Heading 3" style:family="paragraph" style:parent-style-name="Standard" style:next-style-name="Standard" style:default-outline-level="3" style:list-style-name="WW8Num2"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style>
    <style:style style:name="Heading_20_4" style:display-name="Heading 4" style:family="paragraph" style:parent-style-name="Heading" style:next-style-name="Text_20_body" style:default-outline-level="4" style:list-style-name="WW8Num2" style:class="text">
      <style:text-properties fo:font-size="12pt" fo:font-style="italic" fo:font-weight="bold" style:font-size-asian="12pt" style:font-style-asian="italic" style:font-weight-asian="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Endnote_20_Symbol" style:display-name="Endnote Symbol" style:family="text"/>
    <style:style style:name="WW-Absatz-Standardschriftart" style:family="text"/>
    <style:style style:name="WW-Default_20_Paragraph_20_Font" style:display-name="WW-Default Paragraph Fon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1" style:display-name="WW-Default Paragraph Font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Bullet_20_Symbols" style:display-name="WW-Bullet Symbols" style:family="text">
      <style:text-properties style:font-name="StarSymbol" fo:font-family="StarSymbol" style:font-pitch="variable" style:font-charset="x-symbol" fo:font-size="9pt" style:font-size-asian="9pt"/>
    </style:style>
    <style:style style:name="WW-Bullet_20_Symbols1" style:display-name="WW-Bullet Symbols1" style:family="text">
      <style:text-properties style:font-name="StarSymbol" fo:font-family="StarSymbol" style:font-pitch="variable" style:font-charset="x-symbol" fo:font-size="9pt" style:font-size-asian="9pt"/>
    </style:style>
    <style:style style:name="WW-Bullet_20_Symbols11" style:display-name="WW-Bullet Symbols11" style:family="text">
      <style:text-properties style:font-name="StarSymbol" fo:font-family="StarSymbol" style:font-pitch="variable" style:font-charset="x-symbol" fo:font-size="9pt" style:font-size-asian="9pt"/>
    </style:style>
    <style:style style:name="WW-Bullet_20_Symbols111" style:display-name="WW-Bullet Symbols111" style:family="text">
      <style:text-properties style:font-name="StarSymbol" fo:font-family="StarSymbol" style:font-pitch="variable" style:font-charset="x-symbol" fo:font-size="9pt" style:font-size-asian="9pt"/>
    </style:style>
    <style:style style:name="WW-Bullet_20_Symbols1111" style:display-name="WW-Bullet Symbols1111" style:family="text">
      <style:text-properties style:font-name="StarSymbol" fo:font-family="StarSymbol" style:font-pitch="variable" style:font-charset="x-symbol" fo:font-size="9pt" style:font-size-asian="9pt"/>
    </style:style>
    <style:style style:name="WW-Bullet_20_Symbols11111" style:display-name="WW-Bullet Symbols11111" style:family="text">
      <style:text-properties style:font-name="StarSymbol" fo:font-family="StarSymbol" style:font-pitch="variable" style:font-charset="x-symbol" fo:font-size="9pt" style:font-size-asian="9pt"/>
    </style:style>
    <style:style style:name="WW8Num3z0" style:family="text">
      <style:text-properties style:font-name="StarSymbol" fo:font-family="StarSymbol" style:font-pitch="variable" style:font-charset="x-symbol"/>
    </style:style>
    <style:style style:name="WW-WW8Num3z0" style:family="text">
      <style:text-properties style:font-name="StarSymbol" fo:font-family="StarSymbol" style:font-pitch="variable" style:font-charset="x-symbol"/>
    </style:style>
    <style:style style:name="WW-WW8Num3z01" style:family="text">
      <style:text-properties style:font-name="StarSymbol" fo:font-family="StarSymbol" style:font-pitch="variable" style:font-charset="x-symbol"/>
    </style:style>
    <style:style style:name="WW-WW8Num3z02" style:family="text">
      <style:text-properties style:font-name="StarSymbol" fo:font-family="StarSymbol" style:font-pitch="variable" style:font-charset="x-symbol"/>
    </style:style>
    <style:style style:name="WW-WW8Num3z03" style:family="text">
      <style:text-properties style:font-name="StarSymbol" fo:font-family="StarSymbol"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tarSymbol"/>
      </text:list-level-style-bullet>
      <text:list-level-style-bullet text:level="2" text:style-name="WW8Num3z0" style:num-suffix="." text:bullet-char="–">
        <style:list-level-properties text:space-before="0.5465in" text:min-label-width="0.1965in"/>
        <style:text-properties style:font-name="StarSymbol"/>
      </text:list-level-style-bullet>
      <text:list-level-style-bullet text:level="3" text:style-name="WW8Num3z0" style:num-suffix="." text:bullet-char="–">
        <style:list-level-properties text:space-before="1.0933in" text:min-label-width="0.1965in"/>
        <style:text-properties style:font-name="StarSymbol"/>
      </text:list-level-style-bullet>
      <text:list-level-style-bullet text:level="4" text:style-name="WW8Num3z0" style:num-suffix="." text:bullet-char="–">
        <style:list-level-properties text:space-before="1.6398in" text:min-label-width="0.1965in"/>
        <style:text-properties style:font-name="StarSymbol"/>
      </text:list-level-style-bullet>
      <text:list-level-style-bullet text:level="5" text:style-name="WW8Num3z0" style:num-suffix="." text:bullet-char="–">
        <style:list-level-properties text:space-before="2.1862in" text:min-label-width="0.1965in"/>
        <style:text-properties style:font-name="StarSymbol"/>
      </text:list-level-style-bullet>
      <text:list-level-style-bullet text:level="6" text:style-name="WW8Num3z0" style:num-suffix="." text:bullet-char="–">
        <style:list-level-properties text:space-before="2.7327in" text:min-label-width="0.1965in"/>
        <style:text-properties style:font-name="StarSymbol"/>
      </text:list-level-style-bullet>
      <text:list-level-style-bullet text:level="7" text:style-name="WW8Num3z0" style:num-suffix="." text:bullet-char="–">
        <style:list-level-properties text:space-before="3.2791in" text:min-label-width="0.1965in"/>
        <style:text-properties style:font-name="StarSymbol"/>
      </text:list-level-style-bullet>
      <text:list-level-style-bullet text:level="8" text:style-name="WW8Num3z0" style:num-suffix="." text:bullet-char="–">
        <style:list-level-properties text:space-before="3.8256in" text:min-label-width="0.1965in"/>
        <style:text-properties style:font-name="StarSymbol"/>
      </text:list-level-style-bullet>
      <text:list-level-style-bullet text:level="9" text:style-name="WW8Num3z0" style:num-suffix="." text:bullet-char="–">
        <style:list-level-properties text:space-before="4.3724in" text:min-label-width="0.1965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dc:title>How are pictures used</dc:title>
    <meta:initial-creator>Richard Eigenmann</meta:initial-creator>
    <meta:creation-date>1995-11-21T16:41:00</meta:creation-date>
    <dc:date>2015-05-31T23:25:53.746796919</dc:date>
    <dc:language>de-DE</dc:language>
    <meta:editing-cycles>12</meta:editing-cycles>
    <meta:editing-duration>PT2H12M8S</meta:editing-duration>
    <meta:document-statistic meta:table-count="0" meta:image-count="0" meta:object-count="0" meta:page-count="1" meta:paragraph-count="203" meta:word-count="3526" meta:character-count="20378" meta:non-whitespace-character-count="17050"/>
    <meta:user-defined meta:name="Info 1"/>
  </office:meta>
</office:document-meta>
</file>